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font-size="16pt" officeooo:rsid="000ef46d" officeooo:paragraph-rsid="000ef4d7" style:font-size-asian="16pt" style:font-size-complex="16pt"/>
    </style:style>
    <style:style style:name="P2" style:family="paragraph" style:parent-style-name="Standard">
      <style:paragraph-properties fo:line-height="180%" fo:text-align="center" style:justify-single-word="false"/>
      <style:text-properties fo:color="#000000" fo:font-size="12pt" fo:font-weight="normal" officeooo:rsid="000ef46d" officeooo:paragraph-rsid="000ef4d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80%" fo:text-align="center" style:justify-single-word="false"/>
      <style:text-properties fo:color="#000000" fo:font-size="12pt" officeooo:rsid="000ef46d" officeooo:paragraph-rsid="000ef4d7" style:font-size-asian="12pt" style:font-size-complex="12pt"/>
    </style:style>
    <style:style style:name="P4" style:family="paragraph" style:parent-style-name="Standard">
      <style:paragraph-properties fo:line-height="130%" fo:text-align="center" style:justify-single-word="false"/>
      <style:text-properties fo:color="#000000" fo:font-size="16pt" fo:font-weight="normal" officeooo:rsid="0017dfac" officeooo:paragraph-rsid="001092cf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rsid="001688c0" officeooo:paragraph-rsid="001092cf"/>
    </style:style>
    <style:style style:name="P6" style:family="paragraph" style:parent-style-name="Standard">
      <style:paragraph-properties fo:line-height="130%" fo:text-align="center" style:justify-single-word="false"/>
      <style:text-properties fo:font-size="16pt" officeooo:rsid="001688c0" officeooo:paragraph-rsid="001092cf" style:font-size-asian="16pt" style:font-size-complex="16pt"/>
    </style:style>
    <style:style style:name="P7" style:family="paragraph" style:parent-style-name="Standard">
      <style:paragraph-properties fo:line-height="130%" fo:text-align="center" style:justify-single-word="false"/>
      <style:text-properties fo:font-size="16pt" officeooo:rsid="001d1dbf" officeooo:paragraph-rsid="001092cf" style:font-size-asian="16pt" style:font-size-complex="16pt"/>
    </style:style>
    <style:style style:name="P8" style:family="paragraph" style:parent-style-name="Standard">
      <style:paragraph-properties fo:line-height="130%" fo:text-align="center" style:justify-single-word="false"/>
      <style:text-properties fo:font-size="16pt" officeooo:rsid="0017dfac" officeooo:paragraph-rsid="001092cf" style:font-size-asian="16pt" style:font-size-complex="16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officeooo:rsid="001688c0" officeooo:paragraph-rsid="001092c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0pt"/>
    </style:style>
    <style:style style:name="P12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3.388cm" fo:min-width="0.2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3.494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vertical-align="middle" draw:auto-grow-height="false" fo:min-height="1.471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u És Deus</text:span><text:tab/>Felipe Magalhães [ 7 ]</text:p>
      <text:p text:style-name="P5"><text:s text:c="2"/></text:p>
      <text:p text:style-name="P6">Tu criaste o céu a terra e o mar</text:p>
      <text:p text:style-name="P6">E tudo quanto neles há</text:p>
      <text:p text:style-name="P6">Tu és Deus, a Ti cantarei</text:p>
      <text:p text:style-name="P6"/>
      <text:p text:style-name="P6">Todo o poder pertence a Ti,</text:p>
      <text:p text:style-name="P6">Teu amor e glória não tem fim</text:p>
      <text:p text:style-name="P6">Tu és Deus, a Ti louvarei</text:p>
      <text:p text:style-name="P6"/>
      <text:p text:style-name="P6"><draw:custom-shape text:anchor-type="paragraph" draw:z-index="0" draw:style-name="gr1" draw:text-style-name="P10" svg:width="0.371cm" svg:height="3.387cm" svg:x="10.492cm" svg:y="-0.11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Louvarei a Ti,</text:p>
      <text:p text:style-name="P6"><draw:frame text:anchor-type="paragraph" draw:z-index="1" draw:style-name="gr2" draw:text-style-name="P11" svg:width="0.636cm" svg:height="0.406cm" svg:x="11.047cm" svg:y="0.49cm"><draw:text-box><text:p><text:span text:style-name="T3">2x</text:span></text:p></draw:text-box></draw:frame>Entregarei tudo em Tuas mãos</text:p>
      <text:p text:style-name="P6">O meu prazer é Te servir</text:p>
      <text:p text:style-name="P6">E agradar o Teu coração</text:p>
      <text:p text:style-name="P6"/>
      <text:p text:style-name="P7"><draw:frame text:anchor-type="paragraph" draw:z-index="4" draw:style-name="gr4" draw:text-style-name="P12" svg:width="1.112cm" svg:height="0.451cm" svg:x="4.247cm" svg:y="0.131cm"><draw:text-box><text:p>Final:</text:p></draw:text-box></draw:frame></text:p>
      <text:p text:style-name="P6"><draw:custom-shape text:anchor-type="paragraph" draw:z-index="2" draw:style-name="gr3" draw:text-style-name="P10" svg:width="0.398cm" svg:height="3.493cm" svg:x="10.65cm" svg:y="-0.18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Louvarei a Ti,</text:p>
      <text:p text:style-name="P6"><draw:frame text:anchor-type="paragraph" draw:z-index="3" draw:style-name="gr2" draw:text-style-name="P11" svg:width="0.636cm" svg:height="0.406cm" svg:x="11.232cm" svg:y="0.545cm"><draw:text-box><text:p><text:span text:style-name="T3">3x</text:span></text:p></draw:text-box></draw:frame>Entregarei tudo em Tuas mãos</text:p>
      <text:p text:style-name="P6">O meu prazer é Te servir</text:p>
      <text:p text:style-name="P6">E agradar o Teu coração</text:p>
      <text:p text:style-name="P6"/>
      <text:p text:style-name="P8"><draw:custom-shape text:anchor-type="paragraph" draw:z-index="5" draw:style-name="gr5" draw:text-style-name="P10" svg:width="0.424cm" svg:height="1.472cm" svg:x="9.509cm" svg:y="0.03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6" draw:style-name="gr2" draw:text-style-name="P11" svg:width="0.636cm" svg:height="0.406cm" svg:x="10.306cm" svg:y="0.556cm"><draw:text-box><text:p><text:span text:style-name="T3">2x</text:span></text:p></draw:text-box></draw:frame>Louvarei</text:p>
      <text:p text:style-name="P4">Agradar teu coração</text:p>
      <text:p text:style-name="P5"><text:span text:style-name="T1"/></text:p>
      <text:p text:style-name="P5"><text:span text:style-name="T1">Tu És Deus</text:span><text:tab/>Felipe Magalhães [ 7 ]</text:p>
      <text:p text:style-name="P5"><text:s text:c="2"/></text:p>
      <text:p text:style-name="P6">Tu criaste o céu a terra e o mar</text:p>
      <text:p text:style-name="P6">E tudo quanto neles há</text:p>
      <text:p text:style-name="P6">Tu és Deus, a Ti cantarei</text:p>
      <text:p text:style-name="P6"/>
      <text:p text:style-name="P6">Todo o poder pertence a Ti,</text:p>
      <text:p text:style-name="P6">Teu amor e glória não tem fim</text:p>
      <text:p text:style-name="P6">Tu és Deus, a Ti louvarei</text:p>
      <text:p text:style-name="P6"/>
      <text:p text:style-name="P6"><draw:custom-shape text:anchor-type="paragraph" draw:z-index="7" draw:style-name="gr1" draw:text-style-name="P10" svg:width="0.371cm" svg:height="3.387cm" svg:x="10.492cm" svg:y="-0.11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Louvarei a Ti,</text:p>
      <text:p text:style-name="P6"><draw:frame text:anchor-type="paragraph" draw:z-index="8" draw:style-name="gr2" draw:text-style-name="P11" svg:width="0.636cm" svg:height="0.406cm" svg:x="11.047cm" svg:y="0.49cm"><draw:text-box><text:p><text:span text:style-name="T3">2x</text:span></text:p></draw:text-box></draw:frame>Entregarei tudo em Tuas mãos</text:p>
      <text:p text:style-name="P6">O meu prazer é Te servir</text:p>
      <text:p text:style-name="P6">E agradar o Teu coração</text:p>
      <text:p text:style-name="P6"/>
      <text:p text:style-name="P7"><draw:frame text:anchor-type="paragraph" draw:z-index="11" draw:style-name="gr4" draw:text-style-name="P12" svg:width="1.112cm" svg:height="0.451cm" svg:x="4.247cm" svg:y="0.131cm"><draw:text-box><text:p>Final:</text:p></draw:text-box></draw:frame></text:p>
      <text:p text:style-name="P6"><draw:custom-shape text:anchor-type="paragraph" draw:z-index="9" draw:style-name="gr3" draw:text-style-name="P10" svg:width="0.398cm" svg:height="3.493cm" svg:x="10.65cm" svg:y="-0.18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Louvarei a Ti,</text:p>
      <text:p text:style-name="P6"><draw:frame text:anchor-type="paragraph" draw:z-index="10" draw:style-name="gr2" draw:text-style-name="P11" svg:width="0.636cm" svg:height="0.406cm" svg:x="11.232cm" svg:y="0.545cm"><draw:text-box><text:p><text:span text:style-name="T3">3x</text:span></text:p></draw:text-box></draw:frame>Entregarei tudo em Tuas mãos</text:p>
      <text:p text:style-name="P6">O meu prazer é Te servir</text:p>
      <text:p text:style-name="P6">E agradar o Teu coração</text:p>
      <text:p text:style-name="P6"/>
      <text:p text:style-name="P8"><draw:custom-shape text:anchor-type="paragraph" draw:z-index="12" draw:style-name="gr5" draw:text-style-name="P10" svg:width="0.424cm" svg:height="1.472cm" svg:x="9.509cm" svg:y="0.03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3" draw:style-name="gr2" draw:text-style-name="P11" svg:width="0.636cm" svg:height="0.406cm" svg:x="10.306cm" svg:y="0.556cm"><draw:text-box><text:p><text:span text:style-name="T3">2x</text:span></text:p></draw:text-box></draw:frame>Louvarei</text:p>
      <text:p text:style-name="P4">Agradar teu cor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40:33.640111845</dc:date>
    <meta:editing-cycles>10</meta:editing-cycles>
    <meta:editing-duration>PT16M30S</meta:editing-duration>
    <meta:generator>LibreOffice/4.4.6.3$Linux_X86_64 LibreOffice_project/40m0$Build-3</meta:generator>
    <meta:document-statistic meta:table-count="0" meta:image-count="0" meta:object-count="0" meta:page-count="1" meta:paragraph-count="36" meta:word-count="178" meta:character-count="800" meta:non-whitespace-character-count="652"/>
  </office:meta>
</office:document-meta>
</file>